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75ac1"/>
    </style:style>
    <style:style style:name="P2" style:family="paragraph" style:parent-style-name="Heading_20_3">
      <style:text-properties officeooo:paragraph-rsid="00075ac1"/>
    </style:style>
    <style:style style:name="P3" style:family="paragraph" style:parent-style-name="Quotations">
      <style:text-properties officeooo:paragraph-rsid="00075ac1"/>
    </style:style>
    <style:style style:name="P4" style:family="paragraph" style:parent-style-name="Quotations">
      <style:text-properties officeooo:rsid="00075ac1" officeooo:paragraph-rsid="00075ac1"/>
    </style:style>
    <style:style style:name="P5" style:family="paragraph" style:parent-style-name="Text_20_body">
      <style:text-properties officeooo:paragraph-rsid="00075ac1"/>
    </style:style>
    <style:style style:name="P6" style:family="paragraph" style:parent-style-name="Text_20_body" style:list-style-name="L1"/>
    <style:style style:name="T1" style:family="text">
      <style:text-properties officeooo:rsid="00075ac1"/>
    </style:style>
    <style:style style:name="T2" style:family="text">
      <style:text-properties fo:font-weight="bold" officeooo:rsid="00075ac1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🌿 WEEK 5 DAY 3 — <text:span text:style-name="Strong_20_Emphasis">Zacchaeus: Making Things Right</text:span></text:h>
      <text:h text:style-name="Heading_20_3" text:outline-level="3">Series: <text:span text:style-name="Emphasis">Clearance of the Past and Consecration</text:span></text:h>
      <text:p text:style-name="Horizontal_20_Line"/>
      <text:h text:style-name="Heading_20_3" text:outline-level="3"><text:span text:style-name="Strong_20_Emphasis">Slide 1 — Title: Zacchaeus — Making Things Right</text:span></text:h>
      <text:p text:style-name="Quotations">“Welcome to Day 3 of Week 5: <text:span text:style-name="Emphasis">Clearance of the Past and Consecration.</text:span><text:line-break/>Tonight’s theme is <text:span text:style-name="Strong_20_Emphasis">Zacchaeus — Making Things Right.</text:span><text:line-break/>Welcome back, family.<text:line-break/>We have opened the closet (Day 1) and removed our idols (Day 2).<text:line-break/>Now God calls us to <text:span text:style-name="Emphasis">the heart level</text:span> — to look inside and ask,<text:line-break/>“Is there something I must make right?”</text:p>
      <text:p text:style-name="Text_20_body">This is not condemnation. It’s an <text:span text:style-name="Strong_20_Emphasis">awakening.</text:span><text:line-break/>Because forgiveness inside always leads to restoration outside.</text:p>
      <text:p text:style-name="Text_20_body">✋ <text:span text:style-name="Emphasis">[Sign cue: HEART / CHANGE / RIGHT / GOD]</text:span></text:p>
      <text:p text:style-name="Horizontal_20_Line"/>
      <text:h text:style-name="Heading_20_3" text:outline-level="3"><text:span text:style-name="Strong_20_Emphasis">Slide 2 — Main Verse</text:span></text:h>
      <text:p text:style-name="Text_20_body">📖 <text:span text:style-name="Strong_20_Emphasis">Luke 19:8 (NLT):</text:span></text:p>
      <text:p text:style-name="Quotations">“Zacchaeus stood and said to the Lord,<text:line-break/>‘Look, Lord! Here and now I give half of my possessions to the poor,<text:line-break/>and if I have cheated anybody out of anything,<text:line-break/>I will pay back four times the amount.’”</text:p>
      <text:p text:style-name="Text_20_body">📖 <text:span text:style-name="Strong_20_Emphasis">Romans 8:6 (GNT):</text:span></text:p>
      <text:p text:style-name="Quotations">“To be controlled by the Spirit results in life and peace.”</text:p>
      <text:p text:style-name="Quotations">“Tonight’s lesson shows that real change begins <text:span text:style-name="Emphasis">inside</text:span> but is seen <text:span text:style-name="Emphasis">outside.</text:span>”</text:p>
      <text:p text:style-name="Text_20_body">✋ <text:span text:style-name="Emphasis">[Sign cue: HEART / OUTSIDE / ACTION]</text:span></text:p>
      <text:p text:style-name="Horizontal_20_Line"/>
      <text:h text:style-name="P2" text:outline-level="3"><text:span text:style-name="Strong_20_Emphasis">Slide 3 — The Man in the Tree</text:span></text:h>
      <text:p text:style-name="P5"><text:span text:style-name="Strong_20_Emphasis">Zacchaeus had everything money could buy — but his soul was still in debt.<text:line-break/>He had a big house but no peace, gold coins but no friends, success but no rest.</text:span></text:p>
      <text:p text:style-name="Text_20_body">Then came Jesus.<text:line-break/>One look from the Savior changed everything.<text:line-break/>Jesus called, <text:span text:style-name="Emphasis">“Zacchaeus, come down — I must stay at your house today!”</text:span><text:line-break/>That moment broke through years of guilt and greed.</text:p>
      <text:p text:style-name="Text_20_body">When grace entered his home, <text:span text:style-name="Emphasis">sin packed its bags.</text:span></text:p>
      <text:p text:style-name="P5"><text:span text:style-name="Emphasis"/></text:p>
      <text:p text:style-name="P5"><text:soft-page-break/><text:span text:style-name="Emphasis"><text:span text:style-name="T2">Slide 4: THE MOMENT OF CHANGE</text:span></text:span></text:p>
      <text:p text:style-name="Text_20_body">📖 <text:span text:style-name="Strong_20_Emphasis">Luke 19:5:</text:span></text:p>
      <text:p text:style-name="Quotations">“Jesus looked up and said, ‘Zacchaeus, come down!<text:line-break/>I must stay at your house today.’”</text:p>
      <text:p text:style-name="P3">“Notice: Jesus didn’t call him a sinner. He called him by name.” <text:s/></text:p>
      <text:p text:style-name="P3">The crowd grumbled, <text:span text:style-name="Emphasis">“Why would Jesus visit a sinner like him?”</text:span><text:line-break/>But that day, something beautiful happened — Zacchaeus opened not only his home but also his heart.</text:p>
      <text:p text:style-name="P4">Understand, in life no matter what you do, people will always grumble, the key is focus on God. Let them grumble.</text:p>
      <text:p text:style-name="P5">When Jesus entered Zacchaeus’ home, He didn’t preach a long sermon.<text:line-break/>He came close — and that closeness transformed Zacchaeus.</text:p>
      <text:p text:style-name="P5">Zacchaeus stood and said:</text:p>
      <text:p text:style-name="P3">“Lord, I will give half of my wealth to the poor,<text:line-break/>and if I’ve cheated anyone, I’ll give them back four times as much.”</text:p>
      <text:p text:style-name="P5">That’s not guilt — that’s <text:span text:style-name="Emphasis">grace in action.</text:span><text:line-break/>When Jesus fills your heart, He fills it with the courage to do right.</text:p>
      <text:p text:style-name="P3">“That’s what we call <text:span text:style-name="Emphasis">repentance with proof.</text:span>”<text:line-break/>“Forgiveness inside → Restoration outside.”</text:p>
      <text:p text:style-name="P5">📖 <text:span text:style-name="Emphasis">“Zacchaeus proved his change by giving back.”</text:span></text:p>
      <text:p text:style-name="P5"><text:span text:style-name="Strong_20_Emphasis">✋ </text:span><text:span text:style-name="Emphasis">[Sign cue: CHANGE / GIVE / BACK / FORGIVE]</text:span></text:p>
      <text:p text:style-name="Text_20_body"><text:span text:style-name="Strong_20_Emphasis">Reflection:</text:span></text:p>
      <text:h text:style-name="P2" text:outline-level="3"><text:span text:style-name="Strong_20_Emphasis">Slide </text:span><text:span text:style-name="Strong_20_Emphasis"><text:span text:style-name="T1">5</text:span></text:span><text:span text:style-name="Strong_20_Emphasis"> —💗 Forgiveness Inside → Restoration Outside</text:span></text:h>
      <text:p text:style-name="Text_20_body"><text:span text:style-name="Strong_20_Emphasis">Visual layout suggestion (split screen):</text:span><text:line-break/>Left: 🩷 <text:span text:style-name="Strong_20_Emphasis">Heart → “God forgives me.”</text:span><text:line-break/>Right: ✋ <text:span text:style-name="Strong_20_Emphasis">Hands → “I make peace with others.”</text:span><text:line-break/>Caption below:</text:p>
      <text:p text:style-name="Quotations">“Zacchaeus proved his change by giving back.”</text:p>
      <text:p text:style-name="Text_20_body">💬 <text:span text:style-name="Strong_20_Emphasis">Script:</text:span><text:line-break/>Forgiveness begins on the inside — where only God can see.<text:line-break/>But restoration flows to the outside — where others can feel it.</text:p>
      <text:p text:style-name="Text_20_body">You can’t claim to be free if your heart still owes peace to someone.<text:line-break/>Forgiveness is what God gives <text:span text:style-name="Emphasis">me.</text:span><text:line-break/>Restoration is what I give <text:span text:style-name="Emphasis">others.</text:span></text:p>
      <text:h text:style-name="P1" text:outline-level="2"><text:soft-page-break/><text:span text:style-name="Strong_20_Emphasis"><text:span text:style-name="T1">Slide 6:</text:span></text:span><text:span text:style-name="Strong_20_Emphasis"><text:span text:style-name="T3">🔹 Spirit Reminds → We Obey</text:span></text:span></text:h>
      <text:p text:style-name="Text_20_body"><text:span text:style-name="Strong_20_Emphasis">Visual flow chart:</text:span><text:line-break/>💗 Heart → 💡 Light Bulb → 👣 Action Steps<text:line-break/>Underneath: 💵 📞 🧍‍♀️</text:p>
      <text:p text:style-name="Text_20_body">Caption:</text:p>
      <text:p text:style-name="Quotations">“Don’t dig up everything. Just obey what the Spirit shows.”</text:p>
      <text:p text:style-name="P5">💬 <text:span text:style-name="Strong_20_Emphasis">Script:</text:span><text:line-break/>“The Holy Spirit brings things to our mind — not to shame us, but to set us free.”<text:line-break/>“Sometimes you don’t have to dig up every old story or mistake.”<text:line-break/>“Just obey what the Spirit shows.”</text:p>
      <text:p text:style-name="P5">“When He says, ‘Make it right,’ don’t delay. That’s how healing begins.”</text:p>
      <text:p text:style-name="P5">The Spirit doesn’t shame you with your whole past.<text:line-break/>He gently highlights one thing at a time — one call, one message, one apology.</text:p>
      <text:p text:style-name="Text_20_body">We obey step by step.<text:line-break/>When the Spirit reminds, respond quickly.<text:line-break/>Don’t delay peace — obey peace.</text:p>
      <text:p text:style-name="P5"><text:span text:style-name="Strong_20_Emphasis">✋ </text:span><text:span text:style-name="Emphasis">[Sign cue: SPIRIT / REMIND / OBEY / PEACE]</text:span></text:p>
      <text:h text:style-name="Heading_20_3" text:outline-level="3"><text:span text:style-name="Strong_20_Emphasis">Slide </text:span><text:span text:style-name="Strong_20_Emphasis"><text:span text:style-name="T1">7</text:span></text:span><text:span text:style-name="Strong_20_Emphasis"> </text:span><text:span text:style-name="Strong_20_Emphasis"><text:span text:style-name="T1">&amp; 8</text:span></text:span><text:span text:style-name="Strong_20_Emphasis"> — Modern Meaning of the Rich &amp; Tax Collector</text:span></text:h>
      <text:p text:style-name="Quotations">“The story of Zacchaeus still speaks today.”</text:p>
      <text:p text:style-name="Quotations">“Zacchaeus teaches us that repentance isn’t just saying sorry — it’s showing it.”</text:p>
      <text:p text:style-name="Text_20_body">✋ <text:span text:style-name="Emphasis">[Sign cue: RICH / CHANGE / HEART / GOD]</text:span></text:p>
      <text:p text:style-name="Horizontal_20_Line"/>
      <text:h text:style-name="P2" text:outline-level="3"><text:span text:style-name="Strong_20_Emphasis"><text:span text:style-name="T1">Slide 9 -11 Read from screen </text:span></text:span></text:h>
      <text:h text:style-name="P2" text:outline-level="3"><text:span text:style-name="Strong_20_Emphasis">Slide </text:span><text:span text:style-name="Strong_20_Emphasis"><text:span text:style-name="T1">10</text:span></text:span><text:span text:style-name="Strong_20_Emphasis"> — Why It Matters</text:span></text:h>
      <text:p text:style-name="P5">📖 <text:span text:style-name="Strong_20_Emphasis">Romans 8:6:</text:span></text:p>
      <text:p text:style-name="P3">“The mind controlled by the Spirit is life and peace.”</text:p>
      <text:p text:style-name="P3">“When we obey God, peace comes.”<text:line-break/>“Restoration is not about going backward — it’s about moving forward with a clean heart.”</text:p>
      <text:p text:style-name="P5"><text:span text:style-name="Strong_20_Emphasis">Figurative example:</text:span></text:p>
      <text:p text:style-name="P5">Zacchaeus didn’t try to earn God’s love — he already had it.<text:line-break/>His change didn’t buy forgiveness — it <text:span text:style-name="Emphasis">proved</text:span> forgiveness had already taken root.</text:p>
      <text:p text:style-name="P5">When we fix what’s broken, we show that grace is real in our lives.<text:line-break/>People no longer see <text:span text:style-name="Emphasis">us</text:span> — they see <text:span text:style-name="Emphasis">Jesus through us.</text:span></text:p>
      <text:p text:style-name="P5"><text:soft-page-break/><text:span text:style-name="Strong_20_Emphasis">💬 </text:span><text:span text:style-name="Emphasis">Transition Thought:</text:span><text:span text:style-name="Strong_20_Emphasis"><text:line-break/>Restoration is not about going back — it’s about moving forward with a clean heart.</text:span></text:p>
      <text:h text:style-name="Heading_20_3" text:outline-level="3"><text:span text:style-name="Strong_20_Emphasis">Slide </text:span><text:span text:style-name="Strong_20_Emphasis"><text:span text:style-name="T1">12</text:span></text:span><text:span text:style-name="Strong_20_Emphasis"> — How to Begin Making Things Right</text:span></text:h>
      <text:p text:style-name="Text_20_body">🧭 When God forgives us, He also moves us to fix what was broken.<text:line-break/>Forgiveness removes sin — but <text:span text:style-name="Strong_20_Emphasis">restitution </text:span><text:span text:style-name="Strong_20_Emphasis"><text:span text:style-name="T1">(repair)</text:span></text:span> restores peace. </text:p>
      <text:p text:style-name="Text_20_body">Sometimes it means:</text:p>
      <text:list text:style-name="L1">
        <text:list-item>
          <text:p text:style-name="P6">Apologizing to someone we hurt.</text:p>
        </text:list-item>
        <text:list-item>
          <text:p text:style-name="P6">Paying back something we took unfairly.</text:p>
        </text:list-item>
        <text:list-item>
          <text:p text:style-name="P6">Returning what isn’t ours.</text:p>
        </text:list-item>
        <text:list-item>
          <text:p text:style-name="P6">Admitting the truth after a lie.</text:p>
        </text:list-item>
        <text:list-item>
          <text:p text:style-name="P6">Asking forgiveness instead of defending ourselves.</text:p>
        </text:list-item>
      </text:list>
      <text:p text:style-name="Quotations">“Let’s walk through the steps Zacchaeus showed us.”</text:p>
      <text:p text:style-name="Text_20_body">1️⃣ <text:span text:style-name="Strong_20_Emphasis">Ask the Holy Spirit to show you.</text:span></text:p>
      <text:p text:style-name="Quotations">“He knows where peace is missing.”</text:p>
      <text:p text:style-name="Text_20_body">2️⃣ <text:span text:style-name="Strong_20_Emphasis">Confess and surrender.</text:span></text:p>
      <text:p text:style-name="Quotations">“Tell God the truth — He already knows.”</text:p>
      <text:p text:style-name="Text_20_body">3️⃣ <text:span text:style-name="Strong_20_Emphasis">Take one action step.</text:span></text:p>
      <text:p text:style-name="Quotations">“Say, ‘I’m sorry.’ Send the message. Return the item. Start fresh.”</text:p>
      <text:p text:style-name="Text_20_body">4️⃣ <text:span text:style-name="Strong_20_Emphasis">Walk in peace.</text:span></text:p>
      <text:p text:style-name="Quotations">“Don’t carry the guilt again. God covers what you release.”</text:p>
      <text:p text:style-name="Text_20_body">✋ <text:span text:style-name="Emphasis">[Sign cue: ASK / CONFESS / ACTION / PEACE]</text:span></text:p>
      <text:p text:style-name="Horizontal_20_Line"/>
      <text:h text:style-name="P2" text:outline-level="3"><text:span text:style-name="Strong_20_Emphasis"/></text:h>
      <text:p text:style-name="P3"/>
      <text:p text:style-name="P5">✋ <text:span text:style-name="Emphasis">[Sign cue: PEACE / MOVE FORWARD / OPEN DOOR]</text:span></text:p>
      <text:h text:style-name="P2" text:outline-level="3"><text:span text:style-name="Strong_20_Emphasis">Slide </text:span><text:span text:style-name="Strong_20_Emphasis"><text:span text:style-name="T1">13 </text:span></text:span><text:span text:style-name="Strong_20_Emphasis">— Group Discussion / Sign Feedback</text:span></text:h>
      <text:p text:style-name="Text_20_body">💬</text:p>
      <text:p text:style-name="Quotations">“Let’s talk — which one fits you now?”<text:line-break/>“Zacchaeus before Jesus, or Zacchaeus after Jesus?”</text:p>
      <text:p text:style-name="Text_20_body">(Pause for group sharing.)<text:line-break/>Encourage short signs: “Before” or “After” — to visualize change.</text:p>
      <text:p text:style-name="Horizontal_20_Line"><text:soft-page-break/></text:p>
      <text:h text:style-name="Heading_20_3" text:outline-level="3"><text:span text:style-name="Strong_20_Emphasis">Slide 1</text:span><text:span text:style-name="Strong_20_Emphasis"><text:span text:style-name="T1">4</text:span></text:span><text:span text:style-name="Strong_20_Emphasis"> — Group Discussion 2</text:span></text:h>
      <text:p text:style-name="Text_20_body">💬</text:p>
      <text:p text:style-name="Quotations">“Why is saying sorry or giving back hard sometimes?”<text:line-break/>“Is it pride? Fear? Or shame?”</text:p>
      <text:p text:style-name="Quotations">“Remember — healing begins when honesty starts.”</text:p>
      <text:p text:style-name="Text_20_body">✋ <text:span text:style-name="Emphasis">[Sign cue: SORRY / HARD / HONEST]</text:span></text:p>
      <text:p text:style-name="Horizontal_20_Line"/>
      <text:h text:style-name="Heading_20_3" text:outline-level="3"><text:span text:style-name="Strong_20_Emphasis">Slide 1</text:span><text:span text:style-name="Strong_20_Emphasis"><text:span text:style-name="T1">5</text:span></text:span><text:span text:style-name="Strong_20_Emphasis"> — Group Discussion 3</text:span></text:h>
      <text:p text:style-name="Text_20_body">💬</text:p>
      <text:p text:style-name="Quotations">“What changes in you when you take that step?”<text:line-break/>“Peace? Lightness? Joy?”</text:p>
      <text:p text:style-name="Quotations">“That’s what happens when forgiveness moves from words to action.”</text:p>
      <text:p text:style-name="Text_20_body">✋ <text:span text:style-name="Emphasis">[Sign cue: PEACE / LIGHT / JOY]</text:span></text:p>
      <text:p text:style-name="Horizontal_20_Line"/>
      <text:h text:style-name="Heading_20_3" text:outline-level="3"><text:span text:style-name="Strong_20_Emphasis">Slide 1</text:span><text:span text:style-name="Strong_20_Emphasis"><text:span text:style-name="T1">6</text:span></text:span><text:span text:style-name="Strong_20_Emphasis"> — Closing Prayer</text:span></text:h>
      <text:p text:style-name="Text_20_body">🙏</text:p>
      <text:p text:style-name="Quotations">“Lord Jesus, thank You for meeting Zacchaeus where he was — in the tree and in his heart.<text:line-break/>Help me to do the same — to climb down from pride, from excuses, from fear.<text:line-break/>Show me where I need to make things right.<text:line-break/>Give me the strength to act with love and peace.<text:line-break/>In Jesus’ name, Amen.”</text:p>
      <text:p text:style-name="Text_20_body">✋ <text:span text:style-name="Emphasis">[Sign cue: PRAY / CLIMB DOWN / PEACE / AMEN]</text:span></text:p>
      <text:p text:style-name="Horizontal_20_Line"/>
      <text:h text:style-name="Heading_20_3" text:outline-level="3">💬 <text:span text:style-name="Strong_20_Emphasis">Final Reflection</text:span></text:h>
      <text:p text:style-name="Quotations">“Zacchaeus didn’t wait for another day — he acted the same hour.<text:line-break/>That’s true repentance: when love moves faster than guilt.”<text:line-break/>“When you make things right, the past loses its power.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andra C White Belgrave</meta:initial-creator>
    <meta:creation-date>2025-10-29T19:32:54.794000000</meta:creation-date>
    <dc:date>2025-10-29T20:03:19.751000000</dc:date>
    <dc:creator>Sandra C White Belgrave</dc:creator>
    <meta:editing-duration>PT30M25S</meta:editing-duration>
    <meta:editing-cycles>1</meta:editing-cycles>
    <meta:document-statistic meta:table-count="0" meta:image-count="0" meta:object-count="0" meta:page-count="5" meta:paragraph-count="97" meta:word-count="1174" meta:character-count="6529" meta:non-whitespace-character-count="5415"/>
    <meta:generator>EasyOffice/7.6.2.1.0$Windows_X86_64 LibreOffice_project/0bc4d647150f05f02b71ccb5539a4012b57f1faf</meta:generator>
  </office:meta>
</office:document-meta>
</file>